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b3b3b3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marker-start-width="0.35cm" draw:marker-end-width="0.35cm" draw:fill="none" draw:fill-color="#ffffff" draw:textarea-horizontal-align="left" draw:auto-grow-height="true" draw:auto-grow-width="true" fo:min-height="2.702cm" fo:min-width="7.07cm"/>
    </style:style>
    <style:style style:name="gr4" style:family="graphic" style:parent-style-name="standard">
      <style:graphic-properties svg:stroke-width="0.1cm" svg:stroke-color="#ff420e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draw:stroke-dash="Ultrafine_20_Dashed" svg:stroke-width="0.1cm" svg:stroke-color="#ff420e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marker-start-width="0.35cm" draw:marker-end-width="0.35cm" draw:fill="none" draw:fill-color="#ffffff" draw:textarea-horizontal-align="left" draw:auto-grow-height="true" draw:auto-grow-width="true" fo:min-height="2.702cm" fo:min-width="6.408cm"/>
    </style:style>
    <style:style style:name="gr7" style:family="graphic" style:parent-style-name="standard" style:list-style-name="L1">
      <style:graphic-properties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dash" draw:stroke-dash="Fine_20_Dashed_20__28_var_29_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>
      <style:graphic-properties draw:stroke="solid" draw:stroke-dash="Ultrafine_20_Dashed" svg:stroke-width="0.1cm" svg:stroke-color="#b3b3b3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3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4" style:family="graphic" style:parent-style-name="standard">
      <style:graphic-properties draw:fill="solid" draw:fill-color="#000000" draw:textarea-horizontal-align="center" draw:textarea-vertical-align="middle"/>
    </style:style>
    <style:style style:name="gr15" style:family="graphic" style:parent-style-name="standard">
      <style:graphic-properties draw:stroke="none" svg:stroke-color="#000000" draw:marker-start-width="0.35cm" draw:marker-end-width="0.35cm" draw:fill="none" draw:fill-color="#ffffff" draw:textarea-horizontal-align="left" draw:auto-grow-height="true" draw:auto-grow-width="false" fo:min-height="2.865cm" fo:min-width="0.38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4.931cm" svg:height="4.924cm" svg:x="15.183cm" svg:y="12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26cm" svg:height="0.822cm" svg:x="7.743cm" svg:y="16.3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23cm" svg:height="0.822cm" svg:x="9.389cm" svg:y="16.31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57cm" svg:height="2.952cm" svg:x="4.5cm" svg:y="17.134cm">
          <draw:text-box>
            <text:p text:style-name="P2"><text:span text:style-name="T1">Pakete</text:span></text:p>
          </draw:text-box>
        </draw:frame>
        <draw:custom-shape draw:style-name="gr4" draw:text-style-name="P1" draw:layer="layout" svg:width="0.82cm" svg:height="0.82cm" svg:x="16.825cm" svg:y="5.314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4" draw:text-style-name="P1" draw:layer="layout" svg:width="0.82cm" svg:height="0.82cm" svg:x="16.825cm" svg:y="3.671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5" draw:text-style-name="P1" draw:layer="layout" svg:width="0.82cm" svg:height="0.823cm" svg:x="16.825cm" svg:y="2.028cm">
          <text:p/>
          <draw:enhanced-geometry svg:viewBox="0 0 21600 21600" draw:mirror-vertical="true" draw:mirror-horizontal="true" draw:type="rectangle" draw:enhanced-path="M 0 0 L 21600 0 21600 21600 0 21600 0 0 Z N"/>
        </draw:custom-shape>
        <draw:frame draw:style-name="gr6" draw:text-style-name="P2" draw:layer="layout" svg:width="6.908cm" svg:height="2.952cm" svg:x="11cm" svg:y="1.548cm">
          <draw:text-box>
            <text:p text:style-name="P2"><text:span text:style-name="T1">Token</text:span></text:p>
          </draw:text-box>
        </draw:frame>
        <draw:custom-shape draw:style-name="gr4" draw:text-style-name="P1" draw:layer="layout" svg:width="0.819cm" svg:height="0.819cm" svg:x="15.182cm" svg:y="9.581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4" draw:text-style-name="P1" draw:layer="layout" svg:width="0.819cm" svg:height="0.82cm" svg:x="15.182cm" svg:y="8.762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4" draw:text-style-name="P1" draw:id="id3" draw:layer="layout" svg:width="0.823cm" svg:height="0.82cm" svg:x="18.467cm" svg:y="16.145cm">
          <text:p/>
          <draw:enhanced-geometry svg:viewBox="0 0 21600 21600" draw:mirror-vertical="true" draw:mirror-horizontal="true" draw:type="rectangle" draw:enhanced-path="M 0 0 L 21600 0 21600 21600 0 21600 0 0 Z N"/>
        </draw:custom-shape>
        <draw:g>
          <draw:line draw:style-name="gr7" draw:text-style-name="P3" draw:layer="layout" svg:x1="15.182cm" svg:y1="8.762cm" svg:x2="15.182cm" svg:y2="10.403cm">
            <text:p/>
          </draw:line>
          <draw:line draw:style-name="gr8" draw:text-style-name="P3" draw:layer="layout" svg:x1="20.112cm" svg:y1="10.403cm" svg:x2="20.112cm" svg:y2="8.762cm">
            <text:p/>
          </draw:line>
          <draw:line draw:style-name="gr9" draw:text-style-name="P3" draw:layer="layout" svg:x1="15.182cm" svg:y1="10.403cm" svg:x2="20.112cm" svg:y2="10.403cm">
            <text:p/>
          </draw:line>
        </draw:g>
        <draw:custom-shape draw:style-name="gr10" draw:text-style-name="P1" draw:id="id2" draw:layer="layout" svg:width="0.826cm" svg:height="0.823cm" svg:x="27.505cm" svg:y="15.322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20.114cm" svg:y1="15.325cm" svg:x2="27.505cm" svg:y2="15.733cm" draw:start-shape="id1" draw:start-glue-point="1" draw:end-shape="id2" draw:end-glue-point="3" svg:d="m20114 15325c5542 0 1847 408 7391 408">
          <text:p/>
        </draw:connector>
        <draw:connector draw:style-name="gr11" draw:text-style-name="P1" draw:layer="layout" draw:type="curve" svg:x1="18.879cm" svg:y1="16.965cm" svg:x2="18.052cm" svg:y2="21.889cm" draw:start-shape="id3" draw:start-glue-point="2" draw:end-shape="id4" draw:end-glue-point="4" svg:d="m18879 16965c0 3693-827 1231-827 4924">
          <text:p/>
        </draw:connector>
        <draw:custom-shape draw:style-name="gr12" draw:text-style-name="P1" draw:layer="layout" svg:width="1.643cm" svg:height="3.938cm" svg:x="17.318cm" svg:y="21.88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3" draw:text-style-name="P1" draw:id="id4" draw:layer="layout" svg:width="4.112cm" svg:height="4.101cm" svg:x="16.002cm" svg:y="21.88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rect draw:style-name="gr14" draw:text-style-name="P1" draw:layer="layout" svg:width="3.285cm" svg:height="4.924cm" svg:x="29.974cm" svg:y="12.86cm">
          <text:p/>
        </draw:rect>
        <draw:frame draw:style-name="gr15" draw:text-style-name="P4" draw:layer="layout" svg:width="5.506cm" svg:height="3.115cm" svg:x="30.5cm" svg:y="11cm">
          <draw:text-box>
            <text:p text:style-name="P4"><text:span text:style-name="T1">N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7T09:40:40.99</meta:creation-date>
    <dc:date>2010-01-17T16:00:07.50</dc:date>
    <meta:editing-duration>PT06H19M23S</meta:editing-duration>
    <meta:editing-cycles>9</meta:editing-cycles>
    <meta:generator>OpenOffice.org/3.1$Win32 OpenOffice.org_project/310m19$Build-9420</meta:generator>
    <meta:document-statistic meta:object-count="22"/>
  </office:meta>
</office:document-meta>
</file>